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3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4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5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6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7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9" style:parent-style-name="HTMLPreformatted" style:family="paragraph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Accessing Github repository</text:p>
      <text:p text:style-name="P2"/>
      <text:p text:style-name="P3">-In your github account, search for the repository ‘Leantha/ELEN4020_Lab_2’ in the search bar in the top left bar of the screen.</text:p>
      <text:p text:style-name="P4">-Select the repository</text:p>
      <text:p text:style-name="P5">-On the top right select ‘Clone or Download’</text:p>
      <text:p text:style-name="P6">- After this is selected, copy the HTTPS key.</text:p>
      <text:p text:style-name="P7">- Open the git bash terminal, select a working directory of choice</text:p>
      <text:p text:style-name="P8">- Enter the following into the terminal and press Enter:</text:p>
      <text:p text:style-name="P9">$ git clone<text:s/>https://github.com/Leantha/ELEN4020_Lab_2.git</text:p>
      <text:p text:style-name="Standard"><text:span text:style-name="T10">- The local clone will be then creat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oitumelo</meta:initial-creator>
    <dc:creator>Boitumelo Mantji</dc:creator>
    <meta:creation-date>2018-03-09T06:58:00Z</meta:creation-date>
    <dc:date>2018-03-09T06:58:00Z</dc:date>
    <meta:template xlink:href="Normal" xlink:type="simple"/>
    <meta:editing-cycles>2</meta:editing-cycles>
    <meta:editing-duration>PT60S</meta:editing-duration>
    <meta:document-statistic meta:page-count="1" meta:paragraph-count="1" meta:word-count="73" meta:character-count="493" meta:row-count="3" meta:non-whitespace-character-count="421"/>
  </office:meta>
</office:document-meta>
</file>